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style:text-position="0% 100%" fo:font-weight="normal" officeooo:paragraph-rsid="001d2543" style:font-weight-asian="normal" style:font-weight-complex="normal"/>
    </style:style>
    <style:style style:name="P2" style:family="paragraph" style:parent-style-name="Text_20_body">
      <style:paragraph-properties fo:margin-top="0in" fo:margin-bottom="0in" style:contextual-spacing="false"/>
      <style:text-properties style:text-position="0% 100%" fo:font-weight="normal" officeooo:rsid="001847ff" officeooo:paragraph-rsid="001d2543" style:font-weight-asian="normal" style:font-weight-complex="normal"/>
    </style:style>
    <style:style style:name="P3" style:family="paragraph" style:parent-style-name="Text_20_body">
      <style:paragraph-properties fo:margin-top="0in" fo:margin-bottom="0in" style:contextual-spacing="false" fo:text-align="center" style:justify-single-word="false"/>
      <style:text-properties style:text-position="0% 100%" fo:font-weight="bold" officeooo:paragraph-rsid="001d2543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/>
      <style:text-properties style:text-position="0% 100%" fo:font-weight="bold" officeooo:paragraph-rsid="001d2543" style:font-weight-asian="bold" style:font-weight-complex="bold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style:text-position="0% 100%" fo:font-weight="normal" officeooo:paragraph-rsid="001d2543" style:font-weight-asian="normal" style:font-weight-complex="normal"/>
    </style:style>
    <style:style style:name="T1" style:family="text">
      <style:text-properties officeooo:rsid="000c82af"/>
    </style:style>
    <style:style style:name="T2" style:family="text">
      <style:text-properties officeooo:rsid="001b0501"/>
    </style:style>
    <style:style style:name="T3" style:family="text">
      <style:text-properties officeooo:rsid="00191050"/>
    </style:style>
    <style:style style:name="T4" style:family="text">
      <style:text-properties style:text-position="super 58%"/>
    </style:style>
    <style:style style:name="T5" style:family="text">
      <style:text-properties officeooo:rsid="001e04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o-back-N protocol</text:p>
      <text:p text:style-name="P4">Sender</text:p>
      <text:list xml:id="list5326109801965304798" text:style-name="L1">
        <text:list-item>
          <text:p text:style-name="P5">Sends multiple segments without waiting for acknowledgment</text:p>
        </text:list-item>
        <text:list-item>
          <text:p text:style-name="P5">Can have only 'n' unacknowledged packets at a time <text:span text:style-name="T1">though. This</text:span> constitute<text:span text:style-name="T1">s</text:span> the senders window</text:p>
        </text:list-item>
        <text:list-item>
          <text:p text:style-name="P5">Sets timer when sending the first packet of a new window. Stops timer when the last packet in the window is acknowledged</text:p>
        </text:list-item>
        <text:list-item>
          <text:p text:style-name="P5">Retransmits all packets <text:span text:style-name="T1">in the window </text:span>when the timer runs out. In other words, the sender window moves back by 'n' every time the timer runs out.</text:p>
        </text:list-item>
        <text:list-item>
          <text:p text:style-name="P5"><text:span text:style-name="T2">S</text:span>ender window moves forward, <text:span text:style-name="T2">one step at a time, when an ordered </text:span><text:span text:style-name="T3">acknowledg</text:span><text:span text:style-name="T2">e</text:span><text:span text:style-name="T3">ment comes through.</text:span></text:p>
        </text:list-item>
        <text:list-item>
          <text:p text:style-name="P5"><text:span text:style-name="T2">When an out-of-order acknowledgement comes through it t</text:span>reats <text:span text:style-name="T2">that one as</text:span> cumulative, i.e., marks all packets less than k as acknowledged when the k<text:span text:style-name="T4">th</text:span> acknowledgment is received.</text:p>
        </text:list-item>
      </text:list>
      <text:p text:style-name="P4"/>
      <text:p text:style-name="P4">Receiver</text:p>
      <text:list xml:id="list948391409" text:continue-numbering="true" text:style-name="L1">
        <text:list-item>
          <text:p text:style-name="P5">Acknowledges only an ordered packet</text:p>
        </text:list-item>
        <text:list-item>
          <text:p text:style-name="P5">Drops out-of-order packet <text:span text:style-name="T5">and resends ACK for the most recently received in-order packet</text:span>.</text:p>
        </text:list-item>
      </text:list>
      <text:p text:style-name="P4"/>
      <text:p text:style-name="P4">Note</text:p>
      <text:list xml:id="list280932768" text:continue-numbering="true" text:style-name="L1">
        <text:list-item>
          <text:p text:style-name="P5">Only a single timer used. Easier for implementation</text:p>
        </text:list-item>
        <text:list-item>
          <text:p text:style-name="P5">Acknowledgment contains the sequence number of the last received ordered packet.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3-02-04T08:15:48</meta:creation-date>
    <dc:date>2013-09-12T01:19:29</dc:date>
    <dc:creator>Kempa </dc:creator>
    <meta:editing-duration>P0D</meta:editing-duration>
    <meta:editing-cycles>3</meta:editing-cycles>
    <meta:generator>LibreOffice/4.0.2.2$Linux_x86 LibreOffice_project/400m0$Build-2</meta:generator>
    <meta:document-statistic meta:table-count="0" meta:image-count="0" meta:object-count="0" meta:page-count="1" meta:paragraph-count="14" meta:word-count="165" meta:character-count="990" meta:non-whitespace-character-count="849"/>
  </office:meta>
</office:document-meta>
</file>